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3D6C1D34BA71095F.png" manifest:media-type="image/png"/>
  <manifest:file-entry manifest:full-path="Pictures/100004CC000002950000029505828E13346C7792.svg" manifest:media-type="image/svg+xml"/>
  <manifest:file-entry manifest:full-path="Pictures/100000010000001900000019A67DFEF5597A0E22.png" manifest:media-type="image/png"/>
  <manifest:file-entry manifest:full-path="Pictures/100005200000029500000295F3F691375DEDAE3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ore">
      <style:graphic-properties fo:min-height="2.608cm" fo:min-width="6.47cm"/>
      <style:paragraph-properties style:writing-mode="lr-tb"/>
    </style:style>
    <style:style style:name="gr2" style:family="graphic" style:parent-style-name="Store">
      <style:graphic-properties fo:min-height="2.29cm" fo:min-width="4.58cm"/>
      <style:paragraph-properties style:writing-mode="lr-tb"/>
    </style:style>
    <style:style style:name="gr3" style:family="graphic" style:parent-style-name="Component" style:list-style-name="L1">
      <style:graphic-properties draw:textarea-horizontal-align="justify" draw:textarea-vertical-align="top" draw:auto-grow-height="false" fo:min-height="7.37cm" fo:min-width="12.215cm"/>
      <style:paragraph-properties style:writing-mode="lr-tb"/>
    </style:style>
    <style:style style:name="gr4" style:family="graphic" style:parent-style-name="text-property">
      <style:graphic-properties fo:min-height="5.017cm"/>
      <style:paragraph-properties style:writing-mode="lr-tb"/>
    </style:style>
    <style:style style:name="gr5" style:family="graphic" style:parent-style-name="Data_20_Line">
      <style:graphic-properties draw:textarea-horizontal-align="center" draw:textarea-vertical-align="middle"/>
      <style:paragraph-properties style:writing-mode="lr-tb"/>
    </style:style>
    <style:style style:name="gr6" style:family="graphic" style:parent-style-name="text-property">
      <style:graphic-properties fo:min-height="0.925cm"/>
      <style:paragraph-properties style:writing-mode="lr-tb"/>
    </style:style>
    <style:style style:name="gr7" style:family="graphic" style:parent-style-name="Comment">
      <style:graphic-properties draw:textarea-horizontal-align="justify" draw:textarea-vertical-align="middle" draw:auto-grow-height="false" fo:min-height="1.176cm" fo:min-width="2.941cm" fo:wrap-option="wrap"/>
      <style:paragraph-properties style:writing-mode="lr-tb"/>
    </style:style>
    <style:style style:name="gr8" style:family="graphic" style:parent-style-name="text-property">
      <style:graphic-properties fo:min-height="2.509cm"/>
      <style:paragraph-properties style:writing-mode="lr-tb"/>
    </style:style>
    <style:style style:name="gr9" style:family="graphic" style:parent-style-name="Comment">
      <style:graphic-properties draw:textarea-horizontal-align="justify" draw:textarea-vertical-align="middle" draw:auto-grow-height="false" fo:min-height="2.352cm" fo:min-width="7.056cm" fo:wrap-option="wrap"/>
      <style:paragraph-properties style:writing-mode="lr-tb"/>
    </style:style>
    <style:style style:name="gr10" style:family="graphic" style:parent-style-name="Comment">
      <style:graphic-properties draw:textarea-horizontal-align="justify" draw:textarea-vertical-align="middle" draw:auto-grow-height="false" fo:min-height="2.941cm" fo:min-width="2.941cm" fo:wrap-option="wrap"/>
      <style:paragraph-properties style:writing-mode="lr-tb"/>
    </style:style>
    <style:style style:name="gr11" style:family="graphic" style:parent-style-name="text-property">
      <style:graphic-properties fo:min-height="0.628cm"/>
      <style:paragraph-properties style:writing-mode="lr-tb"/>
    </style:style>
    <style:style style:name="gr12" style:family="graphic" style:parent-style-name="Comment">
      <style:graphic-properties draw:textarea-horizontal-align="justify" draw:textarea-vertical-align="middle" draw:auto-grow-height="false" fo:min-height="1.176cm" fo:min-width="5.88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 style:text-autospace="none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Ubuntu1" fo:font-size="8pt"/>
    </style:style>
    <style:style style:name="T3" style:family="text">
      <style:text-properties style:text-position="super 58%" style:font-name="Ubuntu1"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7cm" svg:height="2.858cm" svg:x="12.43cm" svg:y="15.287cm">
          <text:p text:style-name="P1">AUDIO Sto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2.54cm" svg:x="15.605cm" svg:y="2.905cm">
          <text:p text:style-name="P1">APP Stor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715cm" svg:height="7.62cm" svg:x="5.445cm" svg:y="5.762cm">
          <text:p text:style-name="P2">Compil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0.826cm" svg:height="5.894cm" svg:x="6.08cm" svg:y="6.837cm">
          <draw:text-box>
            <text:p>&lt;MediaTrack&gt;</text:p>
            <text:p text:style-name="P3"><text:s text:c="4"/>&lt;TrackHeader/&gt;</text:p>
            <text:p text:style-name="P3"><text:s text:c="4"/>&lt;Track...Element<text:line-break/> <text:s text:c="7"/>@ready="useMediaHandler" <text:s text:c="5"/>&gt;</text:p>
            <text:p text:style-name="P3"><text:s text:c="8"/>&lt;AudioLevels/&gt;</text:p>
            <text:p text:style-name="P3"><text:s text:c="8"/>Or other Visuals</text:p>
            <text:p text:style-name="P3"><text:span text:style-name="T1"><text:s text:c="4"/></text:span><text:span text:style-name="T1">&lt;/</text:span>Track...Element&gt;</text:p>
            <text:p text:style-name="P3"><text:s text:c="4"/>&lt;PlaybackWidget <text:s text:c="9"/>/&gt;</text:p>
            <text:p text:style-name="P3">&lt;/MediaTrack&gt;</text:p>
          </draw:text-box>
        </draw:frame>
        <draw:connector draw:style-name="gr5" draw:text-style-name="P5" draw:layer="layout" draw:type="curve" svg:x1="15.605cm" svg:y1="4.175cm" svg:x2="13.065cm" svg:y2="4.175cm" draw:start-shape="id1" draw:start-glue-point="3" draw:end-shape="id2" draw:end-glue-point="1" svg:d="M15605 4175h-2540" svg:viewBox="0 0 2541 1">
          <text:p text:style-name="P4">retrieve</text:p>
        </draw:connector>
        <draw:connector draw:style-name="gr5" draw:text-style-name="P5" draw:layer="layout" draw:type="curve" svg:x1="15.107cm" svg:y1="9.508cm" svg:x2="18.186cm" svg:y2="16.791cm" draw:start-shape="id3" draw:end-shape="id4" draw:end-glue-point="0" svg:d="M15107 9508c0 5463 3079 1822 3079 7283" svg:viewBox="0 0 3080 7284">
          <text:p text:style-name="P5"><text:s text:c="25"/>provide</text:p>
        </draw:connector>
        <draw:frame draw:style-name="gr6" draw:text-style-name="P1" draw:layer="layout" svg:width="3.81cm" svg:height="1.175cm" svg:x="16.24cm" svg:y="3.635cm">
          <draw:text-box>
            <text:p>MediaURL[ ]</text:p>
          </draw:text-box>
        </draw:frame>
        <draw:custom-shape draw:style-name="gr7" draw:text-style-name="P5" draw:layer="layout" svg:width="3.175cm" svg:height="1.27cm" svg:x="1.635cm" svg:y="9.255cm">
          <text:p text:style-name="P5">Visual enhancement, using the internal audio/other element.</text:p>
          <draw:enhanced-geometry svg:viewBox="0 0 21600 21600" draw:text-areas="800 800 20800 20800" draw:type="round-rectangular-callout" draw:modifiers="39513.8539042821 10587.5688434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3.175cm" svg:height="1.27cm" svg:x="1.635cm" svg:y="11.16cm">
          <text:p text:style-name="P5">The playback controls, using the IMediaHandler</text:p>
          <draw:enhanced-geometry svg:viewBox="0 0 21600 21600" draw:text-areas="800 800 20800 20800" draw:type="round-rectangular-callout" draw:modifiers="33392.9471032746 7579.54366640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" draw:layer="layout" svg:width="5.73cm" svg:height="2.759cm" svg:x="13.685cm" svg:y="16.017cm">
          <draw:text-box>
            <text:p>Audio Context</text:p>
            <text:p>MediaHandler [ <text:s text:c="4"/>]</text:p>
          </draw:text-box>
        </draw:frame>
        <draw:connector draw:style-name="gr5" draw:text-style-name="P5" draw:layer="layout" draw:type="curve" svg:x1="15.107cm" svg:y1="9.508cm" svg:x2="12.665cm" svg:y2="11.61cm" draw:start-shape="id3" draw:start-glue-point="2" draw:end-shape="id5" draw:end-glue-point="1" svg:d="M15107 9508c0 1402-814 2102-2442 2102" svg:viewBox="0 0 2443 2103">
          <text:p text:style-name="P5"/>
          <text:p text:style-name="P5"/>
          <text:p text:style-name="P5"/>
          <text:p text:style-name="P5"/>
          <text:p text:style-name="P5"/>
          <text:p text:style-name="P5">provide</text:p>
        </draw:connector>
        <draw:custom-shape draw:style-name="gr9" draw:text-style-name="P5" xml:id="id2" draw:id="id2" draw:layer="layout" svg:width="7.62cm" svg:height="2.54cm" svg:x="5.445cm" svg:y="2.905cm">
          <text:p text:style-name="P5">MediaTrack represents a playable track:</text:p>
          <text:p text:style-name="P6">- retrieves the media URL for the track</text:p>
          <text:p text:style-name="P6">- creates an appropriate Track...Element, collecting back an IMediaHandler instance</text:p>
          <text:p text:style-name="P6"><text:span text:style-name="T2">- provides the ImediaHandler </text:span>to the audio store</text:p>
          <text:p text:style-name="P6"/>
          <draw:enhanced-geometry svg:viewBox="0 0 21600 21600" draw:text-areas="800 800 20800 20800" draw:mirror-horizontal="false" draw:mirror-vertical="false" draw:type="round-rectangular-callout" draw:modifiers="7111.19275685606 36476.0330578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3.175cm" svg:height="3.175cm" svg:x="1.635cm" svg:y="5.445cm">
          <text:p text:style-name="P5"><text:span text:style-name="T2">Internally creates and represents the actual HTML audio/video element or 3</text:span><text:span text:style-name="T3">rd</text:span><text:span text:style-name="T2"> party widget. Provides a suitable </text:span>IMediaHandler instance.</text:p>
          <draw:enhanced-geometry svg:viewBox="0 0 21600 21600" draw:text-areas="800 800 20800 20800" draw:type="round-rectangular-callout" draw:modifiers="36698.2367758186 20505.0377833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" xml:id="id6" draw:id="id6" draw:layer="layout" svg:width="8.174cm" svg:height="0.878cm" svg:x="4.891cm" svg:y="18.78cm">
          <draw:text-box>
            <text:p>&lt;MultitrackPlaybackWidget/&gt;</text:p>
          </draw:text-box>
        </draw:frame>
        <draw:connector draw:style-name="gr5" draw:text-style-name="P5" draw:layer="layout" draw:type="curve" svg:x1="18.186cm" svg:y1="17.451cm" svg:x2="8.978cm" svg:y2="19.658cm" draw:start-shape="id4" draw:start-glue-point="2" draw:end-shape="id6" draw:end-glue-point="2" svg:d="M18186 17451c0 4060-9208 2957-9208 2207" svg:viewBox="0 0 9209 2933">
          <text:p text:style-name="P5">uses</text:p>
        </draw:connector>
        <draw:custom-shape draw:style-name="gr12" draw:text-style-name="P5" draw:layer="layout" svg:width="6.35cm" svg:height="1.27cm" svg:x="2.27cm" svg:y="16.875cm">
          <text:p text:style-name="P5">In a multitrack playback scenario, a suitable Widget may directly retrieve and use the media handlers from the audio store.</text:p>
          <draw:enhanced-geometry svg:viewBox="0 0 21600 21600" draw:text-areas="800 800 20800 20800" draw:type="round-rectangular-callout" draw:modifiers="17171.8469532357 30912.9819040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7" xml:id="id3" draw:id="id3" draw:layer="layout" svg:width="0.66cm" svg:height="0.66cm" svg:x="14.777cm" svg:y="8.848cm">
          <draw:image xlink:href="Pictures/100005200000029500000295F3F691375DEDAE39.svg" xlink:type="simple" xlink:show="embed" xlink:actuate="onLoad" draw:mime-type="image/svg+xml">
            <text:p/>
          </draw:image>
          <draw:image xlink:href="Pictures/100000010000001900000019A67DFEF5597A0E22.png" xlink:type="simple" xlink:show="embed" xlink:actuate="onLoad" draw:mime-type="image/png"/>
        </draw:frame>
        <draw:frame draw:style-name="gr13" draw:text-style-name="P7" xml:id="id5" draw:id="id5" draw:layer="layout" svg:width="0.66cm" svg:height="0.66cm" svg:x="12.005cm" svg:y="11.28cm">
          <draw:image xlink:href="Pictures/100004CC000002950000029505828E13346C7792.svg" xlink:type="simple" xlink:show="embed" xlink:actuate="onLoad" draw:mime-type="image/svg+xml">
            <text:p/>
          </draw:image>
          <draw:image xlink:href="Pictures/1000000100000019000000193D6C1D34BA71095F.png" xlink:type="simple" xlink:show="embed" xlink:actuate="onLoad" draw:mime-type="image/png"/>
        </draw:frame>
        <draw:frame draw:style-name="gr13" draw:text-style-name="P7" xml:id="id4" draw:id="id4" draw:layer="layout" svg:width="0.66cm" svg:height="0.66cm" svg:x="17.856cm" svg:y="16.791cm">
          <draw:image xlink:href="Pictures/100004CC000002950000029505828E13346C7792.svg" xlink:type="simple" xlink:show="embed" xlink:actuate="onLoad" draw:mime-type="image/svg+xml">
            <text:p/>
          </draw:image>
          <draw:image xlink:href="Pictures/1000000100000019000000193D6C1D34BA71095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Lucida Sans Unicode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image-width="0cm" draw:fill-image-height="0cm" draw:shadow-offset-x="0.305cm" draw:shadow-offset-y="0.305cm"/>
      <style:text-properties style:use-window-font-color="true" loext:opacity="0%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none" svg:stroke-width="0.051cm" draw:marker-start-width="0.381cm" draw:marker-end-width="0.381cm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Component" style:family="graphic" style:parent-style-name="standard">
      <style:graphic-properties draw:stroke="solid" draw:stroke-dash="Ultrafine_20_Dashed" svg:stroke-width="0cm" svg:stroke-color="#000000" draw:marker-start-width="0.406cm" draw:marker-end="Arrow" draw:marker-end-width="0.203cm" draw:fill="solid" draw:fill-color="#3b9c6f" draw:textarea-horizontal-align="center" draw:textarea-vertical-align="top" draw:auto-grow-height="false" draw:show-unit="true"/>
      <style:paragraph-properties fo:text-align="center">
        <style:tab-stops/>
      </style:paragraph-properties>
      <style:text-properties fo:color="#ffffff" loext:opacity="100%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graphic-properties draw:fill="solid" draw:fill-color="#b2b2b2" draw:textarea-horizontal-align="left" draw:textarea-vertical-align="middle" draw:shadow-color="#000000"/>
      <style:paragraph-properties fo:text-align="start" style:text-autospace="none">
        <style:tab-stops/>
      </style:paragraph-properties>
      <style:text-properties style:font-name="Ubuntu1" fo:font-family="Ubuntu" style:font-style-name="Regular" style:font-pitch="variable" fo:font-size="8pt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loext:opacity="100%" style:font-name="DejaVu Sans1" fo:font-family="'DejaVu Sans'" style:font-style-name="Book" style:font-family-generic="swiss" style:font-pitch="variable" fo:font-weight="normal"/>
    </style:style>
    <style:style style:name="Component_20_Hierarchy_20_Lines" style:display-name="Component Hierarchy Lines" style:family="graphic" style:parent-style-name="objectwithoutfill">
      <style:graphic-properties svg:stroke-width="0.203cm" svg:stroke-color="#666666" draw:marker-start-width="0.61cm" draw:marker-end-width="0.61cm"/>
    </style:style>
    <style:style style:name="Data_20_Line" style:display-name="Data Line" style:family="graphic" style:parent-style-name="objectwithoutfill">
      <style:graphic-properties svg:stroke-color="#ff4000" draw:marker-end="Arrowheads_20_1"/>
    </style:style>
    <style:style style:name="Store" style:family="graphic" style:parent-style-name="Component">
      <style:graphic-properties draw:stroke="none" draw:fill="solid" draw:fill-color="#6b5e9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2-12T01:25:25.28</meta:creation-date>
    <dc:date>2023-11-26T19:24:56.348438526</dc:date>
    <meta:editing-duration>PT6H48M22S</meta:editing-duration>
    <meta:editing-cycles>57</meta:editing-cycles>
    <meta:generator>LibreOffice/7.3.7.2$Linux_X86_64 LibreOffice_project/30$Build-2</meta:generator>
    <meta:document-statistic meta:object-count="19"/>
  </office:meta>
</office:document-meta>
</file>